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2AC90000042CACC2F976.svm"/>
  <manifest:file-entry manifest:media-type="" manifest:full-path="Pictures/2000000700002E0F0000061B76950C3C.svm"/>
  <manifest:file-entry manifest:media-type="" manifest:full-path="Pictures/2000000700002DC300000C22762714B1.svm"/>
  <manifest:file-entry manifest:media-type="" manifest:full-path="Pictures/2000000700002C9300001C3470CFC3EC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1.27cm" fo:margin-right="0cm" fo:text-indent="-1.27cm" style:auto-text-indent="false" style:text-autospace="none">
        <style:tab-stops/>
      </style:paragraph-properties>
    </style:style>
    <style:style style:name="P2" style:family="paragraph" style:parent-style-name="Standard">
      <style:text-properties fo:language="en" fo:country="US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reference-mark-start text:name="ZOTERO_ITEM {&quot;sort&quot;:true,&quot;citationItems&quot;:[{&quot;uri&quot;:[&quot;http://zotero.org/users/29527/items/TWTTZEGF&quot;]}]} RND1XawON5LQ6"/>(Latour 1999)<text:reference-mark-end text:name="ZOTERO_ITEM {&quot;sort&quot;:true,&quot;citationItems&quot;:[{&quot;uri&quot;:[&quot;http://zotero.org/users/29527/items/TWTTZEGF&quot;]}]} RND1XawON5LQ6"/></text:p>
      <text:section text:style-name="Sect1" text:name="ZOTERO_BIBL  RNDFV3gRiXSxq">
        <text:p text:style-name="P1">Latour, B. 1999. “Give me a laboratory and I will raise the world.” <text:span text:style-name="T1">The science studies reader</text:span><text:span text:style-name="T2">: 258–275.</text:span></text:p>
      </text:section>
      <text:p text:style-name="Standard"><draw:frame draw:style-name="fr1" draw:name="graphics1" text:anchor-type="paragraph" svg:x="-0.058cm" svg:y="0.196cm" svg:width="17.136cm" svg:height="1.669cm" draw:z-index="0"><draw:image xlink:href="Pictures/2000000700002AC90000042CACC2F976.svm" xlink:type="simple" xlink:show="embed" xlink:actuate="onLoad"/></draw:frame></text:p>
      <text:p text:style-name="Standard">268</text:p>
      <text:p text:style-name="Standard"/>
      <text:p text:style-name="Standard"><draw:frame draw:style-name="fr1" draw:name="graphics2" text:anchor-type="paragraph" svg:x="-0.035cm" svg:y="0cm" svg:width="15.055cm" svg:height="8.599cm" draw:z-index="1"><draw:image xlink:href="Pictures/2000000700002C9300001C3470CFC3EC.svm" xlink:type="simple" xlink:show="embed" xlink:actuate="onLoad"/></draw:frame></text:p>
      <text:p text:style-name="Standard">271</text:p>
      <text:p text:style-name="Standard"><draw:frame draw:style-name="fr1" draw:name="graphics3" text:anchor-type="paragraph" svg:x="-0.139cm" svg:y="0.198cm" svg:width="15.815cm" svg:height="2.096cm" draw:z-index="2"><draw:image xlink:href="Pictures/2000000700002E0F0000061B76950C3C.svm" xlink:type="simple" xlink:show="embed" xlink:actuate="onLoad"/></draw:frame></text:p>
      <text:p text:style-name="P2">The specificity of science is not to be found in cognitive, social, or psychological qualities, but in the special construction of laboratories in a manner which reverses the scale of phenomena so as the make things readable, and then accelerates the frequency of trials allowing many mistakes to be made and registered. 271</text:p>
      <text:p text:style-name="Standard">272</text:p>
      <text:p text:style-name="Standard"><draw:frame draw:style-name="fr1" draw:name="graphics4" text:anchor-type="paragraph" svg:x="0.093cm" svg:y="0.295cm" svg:width="16.482cm" svg:height="4.369cm" draw:z-index="3"><draw:image xlink:href="Pictures/2000000700002DC300000C22762714B1.svm" xlink:type="simple" xlink:show="embed" xlink:actuate="onLoad"/></draw:frame></text:p>
      <text:p text:style-name="Standard"/>
      <text:p text:style-name="P2">In our modern societies, most of the really fresh power comes from sciences – no matter which – <text:soft-page-break/>and not from the classical political process</text:p>
      <text:p text:style-name="Standard">27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bm </meta:initial-creator>
    <meta:creation-date>2009-11-04T12:33:38.17</meta:creation-date>
    <dc:date>2009-12-01T10:51:52.06</dc:date>
    <dc:creator>abm </dc:creator>
    <meta:editing-duration>PT02H54M57S</meta:editing-duration>
    <meta:editing-cycles>5</meta:editing-cycles>
    <meta:generator>OpenOffice.org/3.1$Win32 OpenOffice.org_project/310m11$Build-9399</meta:generator>
    <meta:document-statistic meta:table-count="0" meta:image-count="4" meta:object-count="0" meta:page-count="2" meta:paragraph-count="8" meta:word-count="103" meta:character-count="593"/>
    <meta:user-defined meta:name="Info 1"/>
    <meta:user-defined meta:name="Info 2"/>
    <meta:user-defined meta:name="Info 3"/>
    <meta:user-defined meta:name="Info 4"/>
    <meta:user-defined meta:name="ZOTERO_PREF_1">&lt;data&gt;&lt;session id="zp0M19di"/&gt;&lt;style id="http://www.zotero.org/styles/apsa" hasBibliography="0"/&gt;&lt;prefs&gt;&lt;pref name="fieldType" value="ReferenceMark"/&gt;&lt;pref name="noteType" value="0"/&gt;&lt;/prefs&gt;&lt;/data&gt;</meta:user-defined>
  </office:meta>
</office:document-meta>
</file>